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24-11-18 20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23-12-18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21-11-18 15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20-11-0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9-11-1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8-11-0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01472" calcext:value-type="float">
            <text:p>51.4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7-11-01 2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6-11-03 22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7592" calcext:value-type="float">
            <text:p>51.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5-11-11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2-11-28 20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5504" calcext:value-type="float">
            <text:p>50.8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1-11-09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10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9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7864" calcext:value-type="float">
            <text:p>50.7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8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6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3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0456" calcext:value-type="float">
            <text:p>50.1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2000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8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7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228" calcext:value-type="float">
            <text:p>48.7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2312" calcext:value-type="float">
            <text:p>46.69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90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6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5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4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8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7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74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7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7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70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43406</text:p>
          </table:table-cell>
          <table:table-cell office:value-type="string" calcext:value-type="string">
            <text:p>1965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